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DejaVu Sans Mono" svg:font-family="'DejaVu Sans Mono'" style:font-family-generic="modern" style:font-pitch="fixed"/>
    <style:font-face style:name="Mangal2" svg:font-family="Mangal" style:font-family-generic="modern" style:font-pitch="fixed"/>
    <style:font-face style:name="SimHei1" svg:font-family="SimHei" style:font-family-generic="modern" style:font-pitch="fixed"/>
    <style:font-face style:name="EB Garamond1" svg:font-family="'EB Garamond'" style:font-pitch="variable"/>
    <style:font-face style:name="EB Garamond" svg:font-family="'EB Garamond'"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family-generic="swiss" style:font-pitch="variable"/>
    <style:font-face style:name="Mangal" svg:font-family="Mangal" style:font-family-generic="system" style:font-pitch="variable"/>
    <style:font-face style:name="SimHei" svg:font-family="SimHei" style:font-family-generic="system" style:font-pitch="variable"/>
  </office:font-face-decls>
  <office:automatic-styles>
    <style:style style:name="P1" style:family="paragraph" style:parent-style-name="Header">
      <style:text-properties style:font-name="Source Sans Pro" fo:font-size="11pt" officeooo:rsid="001db9be" officeooo:paragraph-rsid="001db9be" style:font-size-asian="11pt" style:font-size-complex="11pt"/>
    </style:style>
    <style:style style:name="P2" style:family="paragraph" style:parent-style-name="Preformatted_20_Text">
      <style:paragraph-properties fo:margin-left="0cm" fo:margin-right="0cm" fo:line-height="115%" fo:text-align="center" style:justify-single-word="false" fo:text-indent="0.4cm" style:auto-text-indent="false"/>
      <style:text-properties style:font-name="EB Garamond1" fo:font-size="18pt" fo:font-style="normal" style:text-underline-style="solid" style:text-underline-width="auto" style:text-underline-color="font-color" officeooo:rsid="001db9be" officeooo:paragraph-rsid="001db9be" style:font-size-asian="18pt" style:font-style-asian="normal" style:font-size-complex="18pt" style:font-style-complex="normal"/>
    </style:style>
    <style:style style:name="P3" style:family="paragraph" style:parent-style-name="Preformatted_20_Text">
      <style:paragraph-properties fo:margin-left="0cm" fo:margin-right="0cm" fo:line-height="115%" fo:text-align="justify" style:justify-single-word="false" fo:text-indent="0.4cm" style:auto-text-indent="false"/>
      <style:text-properties style:font-name="EB Garamond1" fo:font-size="11pt" fo:font-style="italic" officeooo:rsid="0012137e" officeooo:paragraph-rsid="0014d74d" style:font-size-asian="11pt" style:font-style-asian="italic" style:font-size-complex="11pt" style:font-style-complex="italic"/>
    </style:style>
    <style:style style:name="P4" style:family="paragraph" style:parent-style-name="Preformatted_20_Text">
      <style:paragraph-properties fo:margin-left="0cm" fo:margin-right="0cm" fo:line-height="115%" fo:text-align="justify" style:justify-single-word="false" fo:text-indent="0.4cm" style:auto-text-indent="false"/>
      <style:text-properties style:font-name="EB Garamond1" fo:font-size="11pt" officeooo:rsid="0012137e" officeooo:paragraph-rsid="0012137e" style:font-size-asian="11pt" style:font-size-complex="11pt"/>
    </style:style>
    <style:style style:name="P5" style:family="paragraph" style:parent-style-name="Text_20_eingerückt" style:list-style-name="L1"/>
    <style:style style:name="P6" style:family="paragraph" style:parent-style-name="Text_20_eingerückt" style:list-style-name="L2"/>
    <style:style style:name="P7" style:family="paragraph" style:parent-style-name="Text_20_eingerückt">
      <style:text-properties officeooo:paragraph-rsid="00275bdc"/>
    </style:style>
    <style:style style:name="T1" style:family="text">
      <style:text-properties fo:font-style="italic" style:font-style-asian="italic" style:font-style-complex="italic"/>
    </style:style>
    <style:style style:name="T2" style:family="text">
      <style:text-properties fo:font-style="italic" officeooo:rsid="0015308b" style:font-style-asian="italic" style:font-style-complex="italic"/>
    </style:style>
    <style:style style:name="T3" style:family="text">
      <style:text-properties fo:font-style="italic" officeooo:rsid="001ac229" style:font-style-asian="italic" style:font-style-complex="italic"/>
    </style:style>
    <style:style style:name="T4" style:family="text">
      <style:text-properties fo:font-style="italic" officeooo:rsid="001cb02d" style:font-style-asian="italic" style:font-style-complex="italic"/>
    </style:style>
    <style:style style:name="T5" style:family="text">
      <style:text-properties fo:font-style="italic" officeooo:rsid="001d1e67" style:font-style-asian="italic" style:font-style-complex="italic"/>
    </style:style>
    <style:style style:name="T6" style:family="text">
      <style:text-properties fo:font-style="italic" officeooo:rsid="002525fe" style:font-style-asian="italic" style:font-style-complex="italic"/>
    </style:style>
    <style:style style:name="T7" style:family="text">
      <style:text-properties officeooo:rsid="0014d74d"/>
    </style:style>
    <style:style style:name="T8" style:family="text">
      <style:text-properties fo:font-style="normal" style:font-style-asian="normal" style:font-style-complex="normal"/>
    </style:style>
    <style:style style:name="T9" style:family="text">
      <style:text-properties fo:font-style="normal" officeooo:rsid="0015308b" style:font-style-asian="normal" style:font-style-complex="normal"/>
    </style:style>
    <style:style style:name="T10" style:family="text">
      <style:text-properties fo:font-style="normal" officeooo:rsid="0016405d" style:font-style-asian="normal" style:font-style-complex="normal"/>
    </style:style>
    <style:style style:name="T11" style:family="text">
      <style:text-properties fo:font-style="normal" officeooo:rsid="0017de5b" style:font-style-asian="normal" style:font-style-complex="normal"/>
    </style:style>
    <style:style style:name="T12" style:family="text">
      <style:text-properties fo:font-style="normal" officeooo:rsid="001ac229" style:font-style-asian="normal" style:font-style-complex="normal"/>
    </style:style>
    <style:style style:name="T13" style:family="text">
      <style:text-properties fo:font-style="normal" officeooo:rsid="001cb02d" style:font-style-asian="normal" style:font-style-complex="normal"/>
    </style:style>
    <style:style style:name="T14" style:family="text">
      <style:text-properties fo:font-style="normal" officeooo:rsid="001d1e67" style:font-style-asian="normal" style:font-style-complex="normal"/>
    </style:style>
    <style:style style:name="T15" style:family="text">
      <style:text-properties fo:font-style="normal" officeooo:rsid="001db9be" style:font-style-asian="normal" style:font-style-complex="normal"/>
    </style:style>
    <style:style style:name="T16" style:family="text">
      <style:text-properties fo:font-style="normal" officeooo:rsid="001f9dee" style:font-style-asian="normal" style:font-style-complex="normal"/>
    </style:style>
    <style:style style:name="T17" style:family="text">
      <style:text-properties fo:font-style="normal" officeooo:rsid="00275bdc" style:font-style-asian="normal" style:font-style-complex="normal"/>
    </style:style>
    <style:style style:name="T18" style:family="text">
      <style:text-properties officeooo:rsid="0015308b"/>
    </style:style>
    <style:style style:name="T19" style:family="text">
      <style:text-properties officeooo:rsid="001ac229"/>
    </style:style>
    <style:style style:name="T20" style:family="text">
      <style:text-properties officeooo:rsid="002525fe"/>
    </style:style>
    <style:style style:name="T21" style:family="text">
      <style:text-properties officeooo:rsid="00275bd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ssay: Parmenides</text:p>
      <text:p text:style-name="P3"/>
      <text:p text:style-name="Text_20_ohne_20_Einrückung"><text:span text:style-name="T1">Und dass man es erkennt, ist dasselbe wie die Erkenntnis, dass es ist. Denn nicht ohne das Seiende, bezüglich dessen es als Ausgesagtes Bestand hat, wirst du das Erkennen finden.</text:span> </text:p>
      <text:p text:style-name="Text_20_ohne_20_Einrückung">Parmenides, DK 28 B 8</text:p>
      <text:p text:style-name="P4"/>
      <text:p text:style-name="Text_20_ohne_20_Einrückung">Hält man einem philosophisch ungeübten Menschen eine derartige, zudem unerläuterte <text:span text:style-name="T7">Aussage</text:span> vor, so ist sicherlich nicht viel daran, das im intuitiven Verständnis fassbar wäre. Offenbar werden hier Fragen der Ontologie und Erkenntnistheorie behandelt, doch eine konkrete Ausdeutung fällt zunächst schwer. Machen wir uns in diesem Essay daran, den Sinn der Aussage verständlich zu machen, Folgen des Gedachten zu erläutern und eine Kritik, so gut dies möglich ist, zu äußern!</text:p>
      <text:p text:style-name="P7">Behandelt wird hier das Verhältnis der Begriffe des Erkennens, des Seins <text:span text:style-name="T19">(</text:span><text:span text:style-name="T4">einaí</text:span><text:span text:style-name="T13"> im Griechischen, im Zitat mit </text:span><text:span text:style-name="T4">das Seiende </text:span><text:span text:style-name="T13">übersetzt</text:span><text:span text:style-name="T19">) </text:span>und der Wahrheit, welche sich hinter dem Term »Bestand haben« verbirgt. Erkennen, so beschreibt Parminides, habe demnach <text:span text:style-name="T18">»</text:span><text:span text:style-name="T8">als Ausgesagtes</text:span><text:span text:style-name="T9">«</text:span><text:span text:style-name="T8"> wahr zu sein. Eine Aussage stellt auf Wortebene einen Zusammenhang zwischen </text:span><text:span text:style-name="T10">(sprachlichen) </text:span><text:span text:style-name="T8">Gegenständen dar. </text:span><text:span text:style-name="T9">Wie kann also, fundamental betrachtet, </text:span><text:span text:style-name="T16">eine</text:span><text:span text:style-name="T9"> Aussage als wahr oder unwahr entschieden werden? </text:span><text:span text:style-name="T16">Eine</text:span><text:span text:style-name="T9"> Aussage </text:span><text:span text:style-name="T2">an sich</text:span><text:span text:style-name="T9"> schließlich </text:span><text:span text:style-name="T16">besitzt</text:span><text:span text:style-name="T9"> keinen Prüfstein. Parmenides erweitert also den Horizont der Aussage; er postuliert eine korrespondierende Entität, das »Sein«. Jede Aussage wird in Bezug auf das Sein auf Wahrheit, das heißt Übereinstimmung, geprüft. Es stellt nun eine Tautologie dar, dass ohne das Sein Erkennen nicht glücken kann; denn die Aussage, in der das Erkennen stattfinden soll, könnte sich auf nichts beziehen; es läge also kein Objekt des Erkennens vor.</text:span></text:p>
      <text:p text:style-name="P7"><text:span text:style-name="T8">Für den modernen Menschen ist ein Begriff wie das »Sein« zunächst sehr unverständlich, finden wir es doch in der Alltagssprache nur entweder als Ausdruck der Existenz eines bestimmten Objekts (das Pferd </text:span><text:span text:style-name="T1">ist</text:span><text:span text:style-name="T8">) oder Zuschreibung einer Eigenschaft eines Objekts (der Apfel </text:span><text:span text:style-name="T1">ist</text:span><text:span text:style-name="T8"> rot/ein Dackel </text:span><text:span text:style-name="T1">ist</text:span><text:span text:style-name="T8"> ein Hund). Keine dieser Seinsbedeutungen hat jedoch die Antike Philosophie im Sinn: </text:span><text:span text:style-name="T10">Die von uns im Allgemeinen angenommene</text:span><text:span text:style-name="T8"> existierende Welt mit entstehenden und vergehenden Formen, die wir entsprechend mit den Prädikaten seiend oder nichtseiend versehen, </text:span><text:span text:style-name="T12">spielt bei</text:span><text:span text:style-name="T10"> Parmenides </text:span><text:span text:style-name="T12">keine Rolle, kümmert er sich mit seinem Begriff </text:span><text:span text:style-name="T3">einaí</text:span><text:span text:style-name="T12"> doch um das </text:span><text:span text:style-name="T10">reine Sein </text:span><text:span text:style-name="T12">mit der</text:span><text:span text:style-name="T10"> Eigenschaft, hinter dieser Welt des Scheins, </text:span><text:span text:style-name="T12">des Seienden</text:span><text:span text:style-name="T10">, der Oberfläche zu liegen. </text:span></text:p>
      <text:p text:style-name="Text_20_eingerückt">Warum bloß, so fragen wir uns intuitiv, bezieht Parmenides Wahrheit nun aber nur auf das Sein und nicht auf das Sei<text:span text:style-name="T21">e</text:span>nde, wie wir es in heutigen Zeiten tun? Stellen wir eine solche Frage, vergessen wir <text:span text:style-name="T19">dabei</text:span> die verschiedenen Paradigmen, die den Auffassungen zugrunde liegen. Heute sind wir es gewohnt, nur der direkten Empirie, Wissenschaft zu vertrauen, die sich eben <text:span text:style-name="T21">dieses</text:span> Seiende als Gegenstand wählt. Alles, was dahinter liegt, wird als zur Metaphysik zugehörig schnell als Spekulation abgetan, die nach dem Ökonomieprinzip zu eliminieren sei. </text:p>
      <text:p text:style-name="Text_20_eingerückt"><text:span text:style-name="T8">Das antike Paradigma aber ist das des Staunens über die Welt in einer zurücklehnenden Weise. Das Seiende wird als des Staunens kaum würdig betrachtet, scheint es doch gerad</text:span><text:span text:style-name="T17">e</text:span><text:span text:style-name="T8">zu trivial und offensichtlich; </text:span><text:span text:style-name="T11">zudem spielt noch die Natur mit dem Menschen Katz und Maus, nur schwerlich lässt sie sich in Regeln und Gesetze pressen. D</text:span><text:span text:style-name="T8">ie verborgene Welt </text:span><text:span text:style-name="T11">aber, </text:span><text:span text:style-name="T8">die der Prinzipien, die sodann auch auf das Seiende zurückwirken, </text:span><text:span text:style-name="T11">wirkt</text:span><text:span text:style-name="T8"> interessant </text:span><text:span text:style-name="T11">und anziehend sowie in reiner Geistestätigkeit ergründbar. </text:span><text:span text:style-name="T13">Diesen praktischen Grund, das Seiende außen vor zu lassen, suchte Parmenides durch logische Argumentation zu unterfüttern. Seine Prämissen sind: </text:span></text:p>
      <text:list xml:id="list3826027071898106077" text:style-name="L1">
        <text:list-item>
          <text:p text:style-name="P5">Was als Sein gedacht werden kann, ist auch wirklich. </text:p>
        </text:list-item>
        <text:list-item>
          <text:p text:style-name="P5">Was als Sein gedacht werden kann, ist unveränderlich.</text:p>
        </text:list-item>
        <text:list-item>
          <text:p text:style-name="P5">Die sich darbietende Welt verändert sich.</text:p>
        </text:list-item>
      </text:list>
      <text:p text:style-name="Text_20_eingerückt"><text:soft-page-break/>Er schließt daraus:</text:p>
      <text:list xml:id="list8348528910184898787" text:style-name="L2">
        <text:list-item>
          <text:p text:style-name="P6">Das Wirkliche ist unveränderlich.</text:p>
        </text:list-item>
        <text:list-item>
          <text:p text:style-name="P6">Die Oberfläche unserer Welt ist nicht das Sein.</text:p>
        </text:list-item>
      </text:list>
      <text:p text:style-name="Text_20_eingerückt"/>
      <text:p text:style-name="Text_20_ohne_20_Einrückung"><text:span text:style-name="T8">Wir sehen hierin eine Argumentation, die vom Wesen des Denkens her Aussagen über die Welt entwickelt. Hier bedeutet sie eine Legitimation, sich nicht auf die </text:span><text:span text:style-name="T16">s</text:span><text:span text:style-name="T8">eiende Welt, sondern auf das Sein an sich zu konzentrieren. </text:span><text:span text:style-name="T14">Doch über eines müssen wir uns im Klaren sein: Im Prinzip </text:span><text:span text:style-name="T5">postuliert</text:span><text:span text:style-name="T14"> Parmenides ein unveränderliches, wirkliches Sein. Der Schluss klärt nur, wo wir dieses </text:span><text:span text:style-name="T16">Denkprinzip </text:span><text:span text:style-name="T14">Sein finden können – nämlich hinter dem Seienden, hinter dem Schein. Doch zeigt der Schluss </text:span><text:span text:style-name="T5">nicht</text:span><text:span text:style-name="T14"> auf, ob das </text:span><text:span text:style-name="T17">Sein</text:span><text:span text:style-name="T14"> überhaupt zu existieren habe – es bleibt postuliert. </text:span></text:p>
      <text:p text:style-name="P7"><text:span text:style-name="T8">Klären wir trotz dieser Fragwürdigkeit das Zitat bin zum letzten Ende auf. Der erste Satz spinnt, obwohl er vorangestellt wird, den Gedanken des Seins noch etwas weiter: </text:span><text:span text:style-name="T1">Das</text:span><text:span text:style-name="T8"> Sein kann erkannt werden; es gibt also nur ein Sein, welches noch dazu unteilbar ist: Denn eine Erkenntnis des Seins ist immer gleich eine vollständige Erkenntnis desselben und seines Modus als Sein. </text:span><text:span text:style-name="T17">So kann schließlich auch das Sein nur entweder gänzlich oder nicht erkannt werden, da es keine Teile des Seins gibt, die für sich erkannt werden könnten. </text:span></text:p>
      <text:p text:style-name="P7"><text:span text:style-name="T8">In sich ist Parmenides</text:span><text:span text:style-name="T15">'</text:span><text:span text:style-name="T8"> System eindeutig kohärent, steht jedoch in dem Postulat des Seins und seiner Eigenschaften auf tönernen Füßen. Sein wird gefordert als das Gegenstück zur sich verändernden Welt, als das einzig sichere Reich der Erkenntnis. Hiermit sogleich ist auch das Dilemma dieser Philosophie angerissen: Indem sichere Erkenntnis über die ferne Sphäre des Seins ermöglicht wird, entfernt sich die Philosophie (gewollt) von dem Seienden, kann also kein praktisches Wissen mehr bereitstellen, das die Phänomene des Alltags erklärt</text:span><text:span text:style-name="T17">.</text:span><text:span text:style-name="T8">Die antagonistische, realistisch zu bezeichnende Philosophie hingegen leidet an dem Gegenteil: Die Kenntnis und Erklärung von Phänomenen des Alltags kann nicht über die Schwelle zum Metaphysischen treten, da sie eben dem keine Realität zuspricht. </text:span></text:p>
      <text:p text:style-name="Text_20_eingerückt">Die Gedanken des Parmenides haben sich philosophiegeschichtlich als höch<text:span text:style-name="T21">s</text:span>t wirksame erwiesen. <text:span text:style-name="T20">Wichtig sind in diesem Zusammenhang aber die Verdienste an der </text:span><text:span text:style-name="T6">Methode</text:span><text:span text:style-name="T20"> der Philosophie: Parmenides entwickelt mithilfe logischer Argumentation Bedeutungen für Wahrheit, Evidenz, Sein und Erkenntnis; und macht mit Hilfe dieser nun bedeutungsvollen Begriffe Aussagen über die Konstitution der Welt. Untersucht wird also das Denken selber und dessen Strukturen, die sodann auf die Welt übertragen werden – ein Verfahren, welches etwa Kant und, in leicht veränderter Form, <text:s/>auch analytische Philosophen zur Grundlage ihrer Philosophie nahm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DejaVu Sans Mono" svg:font-family="'DejaVu Sans Mono'" style:font-family-generic="modern" style:font-pitch="fixed"/>
    <style:font-face style:name="Mangal2" svg:font-family="Mangal" style:font-family-generic="modern" style:font-pitch="fixed"/>
    <style:font-face style:name="SimHei1" svg:font-family="SimHei" style:font-family-generic="modern" style:font-pitch="fixed"/>
    <style:font-face style:name="EB Garamond1" svg:font-family="'EB Garamond'" style:font-pitch="variable"/>
    <style:font-face style:name="EB Garamond" svg:font-family="'EB Garamond'"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family-generic="swiss" style:font-pitch="variable"/>
    <style:font-face style:name="Mangal" svg:font-family="Mangal" style:font-family-generic="system" style:font-pitch="variable"/>
    <style:font-face style:name="SimHei" svg:font-family="Sim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Hei"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SimHei"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SimHei1" style:font-size-asian="10pt" style:font-name-complex="Mangal2"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eingerückt" style:display-name="Text eingerückt" style:family="paragraph" style:master-page-name="">
      <style:paragraph-properties fo:margin-left="0cm" fo:margin-right="0cm" fo:line-height="115%" fo:text-align="justify" style:justify-single-word="false" fo:hyphenation-ladder-count="1" fo:text-indent="0.6cm" style:auto-text-indent="false" style:page-number="auto" fo:background-color="transparent" style:shadow="none">
        <style:tab-stops/>
        <style:background-image/>
      </style:paragraph-properties>
      <style:text-properties style:font-name="EB Garamond" fo:font-size="11pt" style:font-size-asian="10.5pt" fo:hyphenate="true" fo:hyphenation-remain-char-count="2" fo:hyphenation-push-char-count="2"/>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Text_20_ohne_20_Einrückung" style:display-name="Text ohne Einrückung" style:family="paragraph" style:parent-style-name="Text_20_eingerückt" style:next-style-name="Text_20_eingerückt" style:auto-update="true" style:master-page-name="">
      <style:paragraph-properties fo:margin-left="0cm" fo:margin-right="0cm" fo:text-indent="0cm" style:auto-text-indent="false" style:page-number="auto"/>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Source Sans Pro" fo:font-size="11pt" officeooo:rsid="001db9be" officeooo:paragraph-rsid="001db9be"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Einführung in die TP (Anacker)<text:tab/>Nils Erich<text:tab/><text:date style:data-style-name="N37" text:date-value="2013-10-23T22:59:50.634801937" text:fixed="true">23.10.13</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0-24T15:11:48.314628073</dc:date>
    <meta:generator>LibreOffice/4.1.2.3$Linux_X86_64 LibreOffice_project/410m0$Build-3</meta:generator>
    <meta:editing-duration>PT1H59M27S</meta:editing-duration>
    <meta:editing-cycles>14</meta:editing-cycles>
    <meta:document-statistic meta:table-count="0" meta:image-count="0" meta:object-count="0" meta:page-count="2" meta:paragraph-count="19" meta:word-count="950" meta:character-count="6375" meta:non-whitespace-character-count="5436"/>
  </office:meta>
</office:document-meta>
</file>